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2.48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Creation Date</text:p>
          </table:table-cell>
          <table:table-cell table:style-name="ce2" office:value-type="string">
            <text:p>Company Name</text:p>
          </table:table-cell>
          <table:table-cell office:value-type="string">
            <text:p>Document Name</text:p>
          </table:table-cell>
          <table:table-cell office:value-type="string">
            <text:p>Product Name</text:p>
          </table:table-cell>
          <table:table-cell office:value-type="string">
            <text:p><text:s/>Product Type</text:p>
          </table:table-cell>
          <table:table-cell office:value-type="string">
            <text:p><text:s/>Product Quantity</text:p>
          </table:table-cell>
          <table:table-cell table:style-name="ce2" office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04-12">
            <text:p>2008/04/12</text:p>
          </table:table-cell>
          <table:table-cell table:style-name="ce1" office:value-type="string">
            <text:p>Fruits of Poland</text:p>
          </table:table-cell>
          <table:table-cell table:style-name="ce2" office:value-type="string">
            <text:p>Delivery Note</text:p>
          </table:table-cell>
          <table:table-cell table:style-name="ce2" office:value-type="string">
            <text:p>Apple</text:p>
          </table:table-cell>
          <table:table-cell table:style-name="ce2" office:value-type="string">
            <text:p>Fruit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Apples from Poland. Container #1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04-13">
            <text:p>2008/04/13</text:p>
          </table:table-cell>
          <table:table-cell table:style-name="ce1" office:value-type="string">
            <text:p>Fruits of Poland</text:p>
          </table:table-cell>
          <table:table-cell table:style-name="ce2" office:value-type="string">
            <text:p>Delivery Note</text:p>
          </table:table-cell>
          <table:table-cell table:style-name="ce2" office:value-type="string">
            <text:p>Apple</text:p>
          </table:table-cell>
          <table:table-cell table:style-name="ce2" office:value-type="string">
            <text:p>Fruit</text:p>
          </table:table-cell>
          <table:table-cell office:value-type="float" office:value="234">
            <text:p>234</text:p>
          </table:table-cell>
          <table:table-cell table:style-name="ce2" office:value-type="string">
            <text:p>Apples from Poland. Container #1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04-14">
            <text:p>2008/04/14</text:p>
          </table:table-cell>
          <table:table-cell table:style-name="ce1" office:value-type="string">
            <text:p>Fruits of Poland</text:p>
          </table:table-cell>
          <table:table-cell table:style-name="ce2" office:value-type="string">
            <text:p>Delivery Note</text:p>
          </table:table-cell>
          <table:table-cell table:style-name="ce2" office:value-type="string">
            <text:p>Apple</text:p>
          </table:table-cell>
          <table:table-cell table:style-name="ce2" office:value-type="string">
            <text:p>Fruit</text:p>
          </table:table-cell>
          <table:table-cell office:value-type="float" office:value="423">
            <text:p>423</text:p>
          </table:table-cell>
          <table:table-cell table:style-name="ce2" office:value-type="string">
            <text:p>Apples from Poland. Container #1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04-15">
            <text:p>2008/04/15</text:p>
          </table:table-cell>
          <table:table-cell table:style-name="ce1" office:value-type="string">
            <text:p>Fruits of Poland</text:p>
          </table:table-cell>
          <table:table-cell table:style-name="ce2" office:value-type="string">
            <text:p>Delivery Note</text:p>
          </table:table-cell>
          <table:table-cell office:value-type="string">
            <text:p>Pear</text:p>
          </table:table-cell>
          <table:table-cell table:style-name="ce2" office:value-type="string">
            <text:p>Fruit</text:p>
          </table:table-cell>
          <table:table-cell office:value-type="float" office:value="123">
            <text:p>123</text:p>
          </table:table-cell>
          <table:table-cell table:style-name="ce2" office:value-type="string">
            <text:p>Pears from Poland. Container #2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04-16">
            <text:p>2008/04/16</text:p>
          </table:table-cell>
          <table:table-cell table:style-name="ce1" office:value-type="string">
            <text:p>Fruits of Poland</text:p>
          </table:table-cell>
          <table:table-cell table:style-name="ce2" office:value-type="string">
            <text:p>Delivery Note</text:p>
          </table:table-cell>
          <table:table-cell office:value-type="string">
            <text:p>Pear</text:p>
          </table:table-cell>
          <table:table-cell table:style-name="ce2" office:value-type="string">
            <text:p>Fruit</text:p>
          </table:table-cell>
          <table:table-cell office:value-type="float" office:value="423">
            <text:p>423</text:p>
          </table:table-cell>
          <table:table-cell table:style-name="ce2" office:value-type="string">
            <text:p>Pears from Poland. Container #2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04-17">
            <text:p>2008/04/17</text:p>
          </table:table-cell>
          <table:table-cell table:style-name="ce1" office:value-type="string">
            <text:p>Fruits of Poland</text:p>
          </table:table-cell>
          <table:table-cell table:style-name="ce2" office:value-type="string">
            <text:p>Delivery Note</text:p>
          </table:table-cell>
          <table:table-cell office:value-type="string">
            <text:p>Pear</text:p>
          </table:table-cell>
          <table:table-cell table:style-name="ce2" office:value-type="string">
            <text:p>Fruit</text:p>
          </table:table-cell>
          <table:table-cell office:value-type="float" office:value="123">
            <text:p>123</text:p>
          </table:table-cell>
          <table:table-cell table:style-name="ce2" office:value-type="string">
            <text:p>Pears from Poland. Container #2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18">
            <text:p>2008/04/18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Potatoes</text:p>
          </table:table-cell>
          <table:table-cell office:value-type="string">
            <text:p>Vegetables</text:p>
          </table:table-cell>
          <table:table-cell office:value-type="float" office:value="234">
            <text:p>234</text:p>
          </table:table-cell>
          <table:table-cell office:value-type="string">
            <text:p>Potatoes from Belorussia. Container#3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19">
            <text:p>2008/04/19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Potatoes</text:p>
          </table:table-cell>
          <table:table-cell office:value-type="string">
            <text:p>Vegetables</text:p>
          </table:table-cell>
          <table:table-cell office:value-type="float" office:value="234">
            <text:p>234</text:p>
          </table:table-cell>
          <table:table-cell office:value-type="string">
            <text:p>Potatoes from Belorussia. Container#3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0">
            <text:p>2008/04/20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Potatoes</text:p>
          </table:table-cell>
          <table:table-cell office:value-type="string">
            <text:p>Vegetables</text:p>
          </table:table-cell>
          <table:table-cell office:value-type="float" office:value="234">
            <text:p>234</text:p>
          </table:table-cell>
          <table:table-cell office:value-type="string">
            <text:p>Potatoes from Belorussia. Container#3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1">
            <text:p>2008/04/21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Potatoes</text:p>
          </table:table-cell>
          <table:table-cell office:value-type="string">
            <text:p>Vegetables</text:p>
          </table:table-cell>
          <table:table-cell office:value-type="float" office:value="231">
            <text:p>231</text:p>
          </table:table-cell>
          <table:table-cell office:value-type="string">
            <text:p>Potatoes from Belorussia. Container#3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2">
            <text:p>2008/04/22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Potatoes</text:p>
          </table:table-cell>
          <table:table-cell office:value-type="string">
            <text:p>Vegetables</text:p>
          </table:table-cell>
          <table:table-cell office:value-type="float" office:value="432">
            <text:p>432</text:p>
          </table:table-cell>
          <table:table-cell office:value-type="string">
            <text:p>Potatoes from Belorussia. Container#3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3">
            <text:p>2008/04/23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Beats</text:p>
          </table:table-cell>
          <table:table-cell office:value-type="string">
            <text:p>Vegetables</text:p>
          </table:table-cell>
          <table:table-cell office:value-type="float" office:value="213">
            <text:p>213</text:p>
          </table:table-cell>
          <table:table-cell office:value-type="string">
            <text:p>Beats from Belorussia. Container#4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4">
            <text:p>2008/04/24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Beats</text:p>
          </table:table-cell>
          <table:table-cell office:value-type="string">
            <text:p>Vegetables</text:p>
          </table:table-cell>
          <table:table-cell office:value-type="float" office:value="534">
            <text:p>534</text:p>
          </table:table-cell>
          <table:table-cell office:value-type="string">
            <text:p>Beats from Belorussia. Container#4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5">
            <text:p>2008/04/25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Beats</text:p>
          </table:table-cell>
          <table:table-cell office:value-type="string">
            <text:p>Vegetables</text:p>
          </table:table-cell>
          <table:table-cell office:value-type="float" office:value="1223">
            <text:p>1223</text:p>
          </table:table-cell>
          <table:table-cell office:value-type="string">
            <text:p>Beats from Belorussia. Container#4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6">
            <text:p>2008/04/26</text:p>
          </table:table-cell>
          <table:table-cell office:value-type="string">
            <text:p>Wine of France</text:p>
          </table:table-cell>
          <table:table-cell table:style-name="ce2" office:value-type="string">
            <text:p>Delivery Note</text:p>
          </table:table-cell>
          <table:table-cell office:value-type="string">
            <text:p>Kahor</text:p>
          </table:table-cell>
          <table:table-cell office:value-type="string">
            <text:p>Wine</text:p>
          </table:table-cell>
          <table:table-cell office:value-type="float" office:value="145">
            <text:p>145</text:p>
          </table:table-cell>
          <table:table-cell office:value-type="string">
            <text:p>Wine from France.Container#5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7">
            <text:p>2008/04/27</text:p>
          </table:table-cell>
          <table:table-cell office:value-type="string">
            <text:p>Wine of France</text:p>
          </table:table-cell>
          <table:table-cell table:style-name="ce2" office:value-type="string">
            <text:p>Delivery Note</text:p>
          </table:table-cell>
          <table:table-cell office:value-type="string">
            <text:p>Kahor</text:p>
          </table:table-cell>
          <table:table-cell office:value-type="string">
            <text:p>Wine</text:p>
          </table:table-cell>
          <table:table-cell office:value-type="float" office:value="543">
            <text:p>543</text:p>
          </table:table-cell>
          <table:table-cell office:value-type="string">
            <text:p>Wine from France.Container#5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8">
            <text:p>2008/04/28</text:p>
          </table:table-cell>
          <table:table-cell office:value-type="string">
            <text:p>Wine of France</text:p>
          </table:table-cell>
          <table:table-cell table:style-name="ce2" office:value-type="string">
            <text:p>Delivery Note</text:p>
          </table:table-cell>
          <table:table-cell office:value-type="string">
            <text:p>Kahor</text:p>
          </table:table-cell>
          <table:table-cell office:value-type="string">
            <text:p>Wine</text:p>
          </table:table-cell>
          <table:table-cell office:value-type="float" office:value="123">
            <text:p>123</text:p>
          </table:table-cell>
          <table:table-cell office:value-type="string">
            <text:p>Wine from France.Container#5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9">
            <text:p>2008/04/29</text:p>
          </table:table-cell>
          <table:table-cell office:value-type="string">
            <text:p>Wine of France</text:p>
          </table:table-cell>
          <table:table-cell table:style-name="ce2" office:value-type="string">
            <text:p>Delivery Note</text:p>
          </table:table-cell>
          <table:table-cell office:value-type="string">
            <text:p>Kahor</text:p>
          </table:table-cell>
          <table:table-cell office:value-type="string">
            <text:p>Wine</text:p>
          </table:table-cell>
          <table:table-cell office:value-type="float" office:value="312">
            <text:p>312</text:p>
          </table:table-cell>
          <table:table-cell office:value-type="string">
            <text:p>Wine from France.Container#5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30">
            <text:p>2008/04/30</text:p>
          </table:table-cell>
          <table:table-cell office:value-type="string">
            <text:p>Wine of France</text:p>
          </table:table-cell>
          <table:table-cell table:style-name="ce2" office:value-type="string">
            <text:p>Delivery Note</text:p>
          </table:table-cell>
          <table:table-cell office:value-type="string">
            <text:p>Kahor</text:p>
          </table:table-cell>
          <table:table-cell office:value-type="string">
            <text:p>Wine</text:p>
          </table:table-cell>
          <table:table-cell office:value-type="float" office:value="123">
            <text:p>123</text:p>
          </table:table-cell>
          <table:table-cell office:value-type="string">
            <text:p>Wine from France.Container#5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year number:style="long"/>
      <number:text>/</number:text>
      <number:month number:style="long"/>
      <number:text>/</number:text>
      <number:day number:style="long"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4/22/2018</text:date>, <text:time>13:1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2T13:11:51.02</dc:date>
    <dc:creator>Nicolae </dc:creator>
    <meta:generator>OpenOffice/4.1.5$Win32 OpenOffice.org_project/415m1$Build-9789</meta:generator>
    <meta:editing-duration>PT23H17M58S</meta:editing-duration>
    <meta:editing-cycles>2</meta:editing-cycles>
    <meta:document-statistic meta:table-count="1" meta:cell-count="140" meta:object-count="0"/>
  </office:meta>
</office:document-meta>
</file>